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9168" calcext:value-type="float">
            <text:p>109.9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1472" calcext:value-type="float">
            <text:p>108.5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22416" calcext:value-type="float">
            <text:p>107.7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57624" calcext:value-type="float">
            <text:p>105.9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92576" calcext:value-type="float">
            <text:p>105.1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79216" calcext:value-type="float">
            <text:p>104.9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3208" calcext:value-type="float">
            <text:p>104.1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0856" calcext:value-type="float">
            <text:p>102.8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3368" calcext:value-type="float">
            <text:p>101.6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6144" calcext:value-type="float">
            <text:p>101.7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2624" calcext:value-type="float">
            <text:p>100.2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848" calcext:value-type="float">
            <text:p>98.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7968" calcext:value-type="float">
            <text:p>96.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6496" calcext:value-type="float">
            <text:p>94.6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212" calcext:value-type="float">
            <text:p>93.1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5672" calcext:value-type="float">
            <text:p>92.6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468" calcext:value-type="float">
            <text:p>90.7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7112" calcext:value-type="float">
            <text:p>88.9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8768" calcext:value-type="float">
            <text:p>87.6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404" calcext:value-type="float">
            <text:p>81.8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6816" calcext:value-type="float">
            <text:p>78.1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1656" calcext:value-type="float">
            <text:p>74.9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4528" calcext:value-type="float">
            <text:p>72.8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4776" calcext:value-type="float">
            <text:p>69.4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9" calcext:value-type="float">
            <text:p>68.1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556" calcext:value-type="float">
            <text:p>67.3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3912" calcext:value-type="float">
            <text:p>67.1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2016" calcext:value-type="float">
            <text:p>66.4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056" calcext:value-type="float">
            <text:p>65.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6072" calcext:value-type="float">
            <text:p>65.3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5816" calcext:value-type="float">
            <text:p>66.3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8976" calcext:value-type="float">
            <text:p>64.9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4264" calcext:value-type="float">
            <text:p>63.8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1048" calcext:value-type="float">
            <text:p>64.0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4456" calcext:value-type="float">
            <text:p>63.0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8008" calcext:value-type="float">
            <text:p>62.5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4008" calcext:value-type="float">
            <text:p>61.0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4008" calcext:value-type="float">
            <text:p>61.0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7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7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101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7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7664" calcext:value-type="float">
            <text:p>49.1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